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343434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ffffff"/>
    </style:style>
    <style:style style:name="gr4" style:family="graphic" style:parent-style-name="standard">
      <style:graphic-properties svg:stroke-width="0.1cm" draw:fill-color="#cdcdcd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-5cm"/>
          <draw:glue-point draw:id="6" svg:x="5cm" svg:y="5cm"/>
          <draw:glue-point draw:id="7" svg:x="-4.375cm" svg:y="5cm"/>
          <draw:glue-point draw:id="8" svg:x="-5cm" svg:y="4.429cm"/>
          <draw:glue-point draw:id="9" svg:x="-5cm" svg:y="0cm"/>
          <draw:glue-point draw:id="10" svg:x="5cm" svg:y="0cm"/>
          <draw:glue-point draw:id="11" svg:x="0cm" svg:y="-5cm"/>
          <draw:glue-point draw:id="12" svg:x="0cm" svg:y="5cm"/>
          <draw:glue-point draw:id="13" svg:x="0.313cm" svg:y="0.143cm"/>
          <draw:polygon draw:style-name="gr1" draw:layer="layout" svg:width="1.829cm" svg:height="2cm" svg:x="0cm" svg:y="0cm" svg:viewBox="0 0 1830 2001" draw:points="0,0 1830,0 1830,2001 114,2001 0,1886">
            <text:p/>
          </draw:polygon>
          <draw:polygon draw:style-name="gr2" draw:layer="layout" svg:width="1.829cm" svg:height="2cm" svg:x="0cm" svg:y="0cm" svg:viewBox="0 0 1830 2001" draw:points="0,0 1830,0 1830,2001 114,2001 0,1886">
            <text:p/>
          </draw:polygon>
          <draw:rect draw:style-name="gr3" draw:layer="layout" svg:width="0.114cm" svg:height="0.114cm" svg:x="0.029cm" svg:y="0.114cm">
            <text:p/>
          </draw:rect>
          <draw:rect draw:style-name="gr2" draw:layer="layout" svg:width="0.114cm" svg:height="0.114cm" svg:x="0.029cm" svg:y="0.114cm">
            <text:p/>
          </draw:rect>
          <draw:rect draw:style-name="gr3" draw:layer="layout" svg:width="0.114cm" svg:height="0.114cm" svg:x="1.686cm" svg:y="0.114cm">
            <text:p/>
          </draw:rect>
          <draw:rect draw:style-name="gr2" draw:layer="layout" svg:width="0.114cm" svg:height="0.114cm" svg:x="1.686cm" svg:y="0.114cm">
            <text:p/>
          </draw:rect>
          <draw:rect draw:style-name="gr3" draw:layer="layout" svg:width="1.486cm" svg:height="1.2cm" svg:x="0.171cm" svg:y="0cm">
            <text:p/>
          </draw:rect>
          <draw:rect draw:style-name="gr2" draw:layer="layout" svg:width="1.486cm" svg:height="1.2cm" svg:x="0.171cm" svg:y="0cm">
            <text:p/>
          </draw:rect>
          <draw:rect draw:style-name="gr1" draw:layer="layout" svg:width="1.257cm" svg:height="0.686cm" svg:x="0.4cm" svg:y="1.314cm">
            <text:p/>
          </draw:rect>
          <draw:rect draw:style-name="gr2" draw:layer="layout" svg:width="1.257cm" svg:height="0.686cm" svg:x="0.4cm" svg:y="1.314cm">
            <text:p/>
          </draw:rect>
          <draw:rect draw:style-name="gr4" draw:layer="layout" svg:width="0.971cm" svg:height="0.686cm" svg:x="0.4cm" svg:y="1.314cm">
            <text:p/>
          </draw:rect>
          <draw:rect draw:style-name="gr2" draw:layer="layout" svg:width="0.971cm" svg:height="0.686cm" svg:x="0.4cm" svg:y="1.314cm">
            <text:p/>
          </draw:rect>
          <draw:rect draw:style-name="gr1" draw:layer="layout" svg:width="0.229cm" svg:height="0.514cm" svg:x="0.571cm" svg:y="1.371cm">
            <text:p/>
          </draw:rect>
          <draw:rect draw:style-name="gr2" draw:layer="layout" svg:width="0.229cm" svg:height="0.514cm" svg:x="0.571cm" svg:y="1.371cm">
            <text:p/>
          </draw:rect>
          <draw:line draw:style-name="gr2" draw:layer="layout" svg:x1="0.343cm" svg:y1="0.229cm" svg:x2="1.486cm" svg:y2="0.229cm">
            <text:p/>
          </draw:line>
          <draw:line draw:style-name="gr2" draw:layer="layout" svg:x1="1.486cm" svg:y1="0.457cm" svg:x2="0.343cm" svg:y2="0.457cm">
            <text:p/>
          </draw:line>
          <draw:line draw:style-name="gr2" draw:layer="layout" svg:x1="0.343cm" svg:y1="0.686cm" svg:x2="1.486cm" svg:y2="0.686cm">
            <text:p/>
          </draw:line>
          <draw:line draw:style-name="gr2" draw:layer="layout" svg:x1="1.486cm" svg:y1="0.914cm" svg:x2="0.343cm" svg:y2="0.91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A Diskette</dc:title>
    <meta:creation-date>2011-02-07T17:12:51</meta:creation-date>
    <meta:editing-duration>P0D</meta:editing-duration>
    <meta:editing-cycles>1</meta:editing-cycles>
    <meta:document-statistic meta:object-count="19"/>
    <meta:generator>OpenOffice.org/3.3$Linux OpenOffice.org_project/330m20$Build-9567</meta:generator>
  </office:meta>
</office:document-meta>
</file>